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88eb" officeooo:paragraph-rsid="001588eb"/>
    </style:style>
    <style:style style:name="P2" style:family="paragraph" style:parent-style-name="Standard">
      <style:text-properties officeooo:rsid="00190f46" officeooo:paragraph-rsid="00190f46"/>
    </style:style>
    <style:style style:name="T1" style:family="text">
      <style:text-properties officeooo:rsid="00172f6c"/>
    </style:style>
    <style:style style:name="T2" style:family="text">
      <style:text-properties officeooo:rsid="00190f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erencias for, while do while</text:p>
      <text:p text:style-name="P1"/>
      <text:p text:style-name="P1"><text:span text:style-name="T1">En </text:span>el <text:span text:style-name="T1">bucle</text:span> for obligatoriamente <text:span text:style-name="T1">la variable </text:span>se ejecuta un numero de veces, a diferencia <text:span text:style-name="T1">de</text:span> el while <text:span text:style-name="T1">que</text:span> se ejecuta mientras la <text:span text:style-name="T2">condición</text:span> <text:span text:style-name="T1">verdadera </text:span>se siga cumpliendo.</text:p>
      <text:p text:style-name="P2">La diferencia entre while/do while:</text:p>
      <text:p text:style-name="P2">Si en while no se cumple la variable no te lo ejecuta ni una vez, mientras que en dowhile te lo ejecuta mínimo una vez hasta que vea que la variable es fals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5T11:09:10.572000000</meta:creation-date>
    <dc:date>2019-11-05T11:25:19.038000000</dc:date>
    <meta:editing-duration>PT16M8S</meta:editing-duration>
    <meta:editing-cycles>3</meta:editing-cycles>
    <meta:generator>LibreOffice/6.3.2.2$Windows_X86_64 LibreOffice_project/98b30e735bda24bc04ab42594c85f7fd8be07b9c</meta:generator>
    <meta:document-statistic meta:table-count="0" meta:image-count="0" meta:object-count="0" meta:page-count="1" meta:paragraph-count="4" meta:word-count="71" meta:character-count="391" meta:non-whitespace-character-count="324"/>
  </office:meta>
</office:document-meta>
</file>